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Mangal1" svg:font-family="Mangal"/>
    <style:font-face style:name="Times New Roman" svg:font-family="'Times New Roman', serif"/>
    <style:font-face style:name="Verdana" svg:font-family="Verdan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4.502cm" table:align="margins" style:writing-mode="page"/>
    </style:style>
    <style:style style:name="Table1.A" style:family="table-column">
      <style:table-column-properties style:column-width="3.889cm" style:rel-column-width="2205*"/>
    </style:style>
    <style:style style:name="Table1.B" style:family="table-column">
      <style:table-column-properties style:column-width="20.613cm" style:rel-column-width="1168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6926b"/>
    </style:style>
    <style:style style:name="P2" style:family="paragraph" style:parent-style-name="Text_20_body">
      <style:paragraph-properties fo:text-align="justify" style:justify-single-word="false"/>
      <style:text-properties style:font-name="Liberation Sans" fo:language="en" fo:country="US" officeooo:rsid="0006e00b" officeooo:paragraph-rsid="0006e00b"/>
    </style:style>
    <style:style style:name="P3" style:family="paragraph" style:parent-style-name="Text_20_body">
      <style:paragraph-properties fo:text-align="justify" style:justify-single-word="false"/>
      <style:text-properties style:font-name="Liberation Sans" fo:language="en" fo:country="US" officeooo:rsid="0008584d" officeooo:paragraph-rsid="0008584d"/>
    </style:style>
    <style:style style:name="P4" style:family="paragraph" style:parent-style-name="Text_20_body">
      <style:paragraph-properties fo:text-align="justify" style:justify-single-word="false"/>
      <style:text-properties style:font-name="Liberation Sans" officeooo:rsid="0009f7be" officeooo:paragraph-rsid="0009f7be"/>
    </style:style>
    <style:style style:name="P5" style:family="paragraph" style:parent-style-name="Text_20_body" style:list-style-name="L1">
      <style:paragraph-properties fo:text-align="justify" style:justify-single-word="false"/>
      <style:text-properties style:font-name="Liberation Sans" officeooo:rsid="0009f7be" officeooo:paragraph-rsid="0009f7be"/>
    </style:style>
    <style:style style:name="P6" style:family="paragraph" style:parent-style-name="Text_20_body">
      <style:paragraph-properties fo:text-align="justify" style:justify-single-word="false"/>
      <style:text-properties style:font-name="Liberation Sans" officeooo:rsid="000b4682" officeooo:paragraph-rsid="000b4682"/>
    </style:style>
    <style:style style:name="P7" style:family="paragraph" style:parent-style-name="Text_20_body">
      <style:text-properties style:font-name="Liberation Sans" fo:font-size="10pt" officeooo:rsid="000ecd1a" officeooo:paragraph-rsid="000ecd1a" style:font-size-asian="10pt" style:font-size-complex="10pt"/>
    </style:style>
    <style:style style:name="P8" style:family="paragraph" style:parent-style-name="Text_20_body">
      <style:paragraph-properties fo:text-align="justify" style:justify-single-word="false"/>
      <style:text-properties style:font-name="Liberation Sans" fo:font-size="10pt" officeooo:rsid="000ecd1a" officeooo:paragraph-rsid="000ecd1a" style:font-size-asian="10pt" style:font-size-complex="10pt"/>
    </style:style>
    <style:style style:name="P9" style:family="paragraph" style:parent-style-name="Text_20_body">
      <style:text-properties style:font-name="Liberation Sans" fo:font-size="10pt" officeooo:rsid="000ecd1a" officeooo:paragraph-rsid="00106e40" style:font-size-asian="10pt" style:font-size-complex="10pt"/>
    </style:style>
    <style:style style:name="P10" style:family="paragraph" style:parent-style-name="Text_20_body">
      <style:text-properties style:font-name="Liberation Sans" fo:font-size="10pt" fo:language="en" fo:country="US" style:font-size-asian="10pt" style:font-size-complex="10pt"/>
    </style:style>
    <style:style style:name="P11" style:family="paragraph" style:parent-style-name="Text_20_body" style:list-style-name="L4">
      <style:paragraph-properties fo:text-align="justify" style:justify-single-word="false"/>
      <style:text-properties style:font-name="Liberation Sans" officeooo:rsid="0036362e" officeooo:paragraph-rsid="0036362e"/>
    </style:style>
    <style:style style:name="P12" style:family="paragraph" style:parent-style-name="Text_20_body" style:list-style-name="L4">
      <style:paragraph-properties fo:text-align="justify" style:justify-single-word="false"/>
      <style:text-properties style:font-name="Liberation Sans" officeooo:rsid="0036b1a9" officeooo:paragraph-rsid="0036b1a9"/>
    </style:style>
    <style:style style:name="P13" style:family="paragraph" style:parent-style-name="Text_20_body" style:list-style-name="L4">
      <style:paragraph-properties fo:text-align="justify" style:justify-single-word="false"/>
      <style:text-properties style:font-name="Liberation Sans" officeooo:rsid="0036d286" officeooo:paragraph-rsid="0036d286"/>
    </style:style>
    <style:style style:name="P14" style:family="paragraph" style:parent-style-name="Text_20_body" style:list-style-name="L4">
      <style:paragraph-properties fo:text-align="justify" style:justify-single-word="false"/>
      <style:text-properties style:font-name="Liberation Sans" fo:font-style="italic" officeooo:rsid="003756e7" officeooo:paragraph-rsid="003756e7" style:font-style-asian="italic" style:font-style-complex="italic"/>
    </style:style>
    <style:style style:name="P15" style:family="paragraph" style:parent-style-name="Text_20_body">
      <style:paragraph-properties fo:text-align="justify" style:justify-single-word="false"/>
      <style:text-properties style:font-name="Liberation Sans" fo:font-style="normal" officeooo:rsid="003756e7" officeooo:paragraph-rsid="003756e7" style:font-style-asian="normal" style:font-style-complex="normal"/>
    </style:style>
    <style:style style:name="P16" style:family="paragraph" style:parent-style-name="Text_20_body" style:list-style-name="L4">
      <style:paragraph-properties fo:text-align="justify" style:justify-single-word="false"/>
      <style:text-properties style:font-name="Liberation Sans" officeooo:rsid="0037ad74" officeooo:paragraph-rsid="0037ad74"/>
    </style:style>
    <style:style style:name="P17" style:family="paragraph" style:parent-style-name="Text_20_body" style:list-style-name="L4">
      <style:paragraph-properties fo:text-align="justify" style:justify-single-word="false"/>
      <style:text-properties style:font-name="Liberation Sans" officeooo:rsid="003a5ca5" officeooo:paragraph-rsid="003a5ca5"/>
    </style:style>
    <style:style style:name="P18" style:family="paragraph" style:parent-style-name="Text_20_body">
      <style:paragraph-properties fo:text-align="justify" style:justify-single-word="false"/>
      <style:text-properties style:font-name="Liberation Sans" officeooo:rsid="0040bf82" officeooo:paragraph-rsid="0040bf82"/>
    </style:style>
    <style:style style:name="P19" style:family="paragraph" style:parent-style-name="Text_20_body" style:list-style-name="L1">
      <style:paragraph-properties fo:text-align="justify" style:justify-single-word="false"/>
      <style:text-properties style:font-name="Liberation Sans" officeooo:rsid="00499f97" officeooo:paragraph-rsid="00499f97"/>
    </style:style>
    <style:style style:name="P20" style:family="paragraph" style:parent-style-name="Text_20_body">
      <style:text-properties fo:language="en" fo:country="US" officeooo:paragraph-rsid="00057529"/>
    </style:style>
    <style:style style:name="P21" style:family="paragraph" style:parent-style-name="Text_20_body">
      <style:text-properties fo:language="en" fo:country="US" officeooo:paragraph-rsid="0006926b"/>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0ecd1a"/>
    </style:style>
    <style:style style:name="P24" style:family="paragraph" style:parent-style-name="Text_20_body">
      <style:paragraph-properties fo:text-align="justify" style:justify-single-word="false"/>
      <style:text-properties officeooo:paragraph-rsid="00127764"/>
    </style:style>
    <style:style style:name="P25" style:family="paragraph" style:parent-style-name="Text_20_body">
      <style:paragraph-properties fo:text-align="justify" style:justify-single-word="false"/>
      <style:text-properties officeooo:paragraph-rsid="00149244"/>
    </style:style>
    <style:style style:name="P26" style:family="paragraph" style:parent-style-name="Text_20_body">
      <style:paragraph-properties fo:text-align="justify" style:justify-single-word="false"/>
      <style:text-properties officeooo:paragraph-rsid="001a75a3"/>
    </style:style>
    <style:style style:name="P27" style:family="paragraph" style:parent-style-name="Text_20_body">
      <style:paragraph-properties fo:text-align="justify" style:justify-single-word="false"/>
      <style:text-properties officeooo:paragraph-rsid="00289208"/>
    </style:style>
    <style:style style:name="P28" style:family="paragraph" style:parent-style-name="Text_20_body">
      <style:text-properties officeooo:paragraph-rsid="00106e40"/>
    </style:style>
    <style:style style:name="P29" style:family="paragraph" style:parent-style-name="Text_20_body">
      <style:paragraph-properties fo:text-align="justify" style:justify-single-word="false"/>
      <style:text-properties officeooo:rsid="0016e43b" officeooo:paragraph-rsid="0016e43b"/>
    </style:style>
    <style:style style:name="P30" style:family="paragraph" style:parent-style-name="Text_20_body">
      <style:text-properties officeooo:paragraph-rsid="0016e43b"/>
    </style:style>
    <style:style style:name="P31" style:family="paragraph" style:parent-style-name="Text_20_body">
      <style:paragraph-properties fo:text-align="justify" style:justify-single-word="false"/>
      <style:text-properties officeooo:rsid="0019c1fa" officeooo:paragraph-rsid="001a75a3"/>
    </style:style>
    <style:style style:name="P32" style:family="paragraph" style:parent-style-name="Text_20_body">
      <style:paragraph-properties fo:text-align="justify" style:justify-single-word="false"/>
      <style:text-properties officeooo:rsid="001bcf89" officeooo:paragraph-rsid="001f6dac"/>
    </style:style>
    <style:style style:name="P33" style:family="paragraph" style:parent-style-name="Text_20_body">
      <style:paragraph-properties fo:text-align="justify" style:justify-single-word="false"/>
      <style:text-properties officeooo:rsid="002098a6" officeooo:paragraph-rsid="002098a6"/>
    </style:style>
    <style:style style:name="P34" style:family="paragraph" style:parent-style-name="Text_20_body">
      <style:paragraph-properties fo:text-align="justify" style:justify-single-word="false"/>
      <style:text-properties officeooo:rsid="00264a8a" officeooo:paragraph-rsid="00264a8a"/>
    </style:style>
    <style:style style:name="P35" style:family="paragraph" style:parent-style-name="Text_20_body" style:list-style-name="L2">
      <style:text-properties officeooo:rsid="00286f9c" officeooo:paragraph-rsid="00286f9c"/>
    </style:style>
    <style:style style:name="P36" style:family="paragraph" style:parent-style-name="Text_20_body">
      <style:paragraph-properties fo:text-align="justify" style:justify-single-word="false"/>
      <style:text-properties officeooo:rsid="002accf2" officeooo:paragraph-rsid="002d68cc"/>
    </style:style>
    <style:style style:name="P37" style:family="paragraph" style:parent-style-name="Text_20_body">
      <style:text-properties officeooo:rsid="0031ad2b" officeooo:paragraph-rsid="0031ad2b"/>
    </style:style>
    <style:style style:name="P38" style:family="paragraph" style:parent-style-name="Text_20_body">
      <style:text-properties officeooo:rsid="0032686e" officeooo:paragraph-rsid="0032686e"/>
    </style:style>
    <style:style style:name="P39" style:family="paragraph" style:parent-style-name="Text_20_body" style:list-style-name="L3">
      <style:text-properties officeooo:rsid="0032686e" officeooo:paragraph-rsid="0032686e"/>
    </style:style>
    <style:style style:name="P40" style:family="paragraph" style:parent-style-name="Text_20_body">
      <style:text-properties officeooo:paragraph-rsid="0032686e"/>
    </style:style>
    <style:style style:name="P41" style:family="paragraph" style:parent-style-name="Text_20_body" style:list-style-name="L3">
      <style:text-properties officeooo:rsid="00351d7a" officeooo:paragraph-rsid="00351d7a"/>
    </style:style>
    <style:style style:name="P42" style:family="paragraph" style:parent-style-name="Text_20_body" style:list-style-name="L4">
      <style:text-properties officeooo:rsid="0036362e" officeooo:paragraph-rsid="0036362e"/>
    </style:style>
    <style:style style:name="P43" style:family="paragraph" style:parent-style-name="Text_20_body">
      <style:text-properties officeooo:paragraph-rsid="0036362e"/>
    </style:style>
    <style:style style:name="P44" style:family="paragraph" style:parent-style-name="Text_20_body" style:list-style-name="L4">
      <style:text-properties fo:font-style="italic" officeooo:rsid="0036362e" officeooo:paragraph-rsid="0036362e" style:font-style-asian="italic" style:font-style-complex="italic"/>
    </style:style>
    <style:style style:name="P45" style:family="paragraph" style:parent-style-name="Text_20_body" style:list-style-name="L5">
      <style:text-properties officeooo:rsid="0038a2e1" officeooo:paragraph-rsid="0038a2e1"/>
    </style:style>
    <style:style style:name="P46" style:family="paragraph" style:parent-style-name="Text_20_body">
      <style:text-properties officeooo:rsid="003b64c9" officeooo:paragraph-rsid="003b64c9"/>
    </style:style>
    <style:style style:name="P47" style:family="paragraph" style:parent-style-name="Text_20_body">
      <style:text-properties officeooo:rsid="00454efa" officeooo:paragraph-rsid="00454efa"/>
    </style:style>
    <style:style style:name="P48" style:family="paragraph" style:parent-style-name="Text_20_body">
      <style:paragraph-properties fo:text-align="justify" style:justify-single-word="false"/>
      <style:text-properties officeooo:rsid="00454efa" officeooo:paragraph-rsid="00454efa"/>
    </style:style>
    <style:style style:name="P49" style:family="paragraph" style:parent-style-name="Text_20_body">
      <style:text-properties officeooo:paragraph-rsid="004d18c5"/>
    </style:style>
    <style:style style:name="P50" style:family="paragraph" style:parent-style-name="Standard">
      <style:text-properties fo:language="en" fo:country="US"/>
    </style:style>
    <style:style style:name="P51" style:family="paragraph" style:parent-style-name="Heading_20_1">
      <style:text-properties fo:language="en" fo:country="US" officeooo:paragraph-rsid="0006926b"/>
    </style:style>
    <style:style style:name="P52" style:family="paragraph" style:parent-style-name="Heading_20_1">
      <style:paragraph-properties fo:text-align="justify" style:justify-single-word="false"/>
      <style:text-properties officeooo:paragraph-rsid="0006926b"/>
    </style:style>
    <style:style style:name="P53" style:family="paragraph" style:parent-style-name="Heading_20_1">
      <style:text-properties officeooo:paragraph-rsid="0016e43b"/>
    </style:style>
    <style:style style:name="P54" style:family="paragraph" style:parent-style-name="Title">
      <style:text-properties fo:language="en" fo:country="US" officeooo:paragraph-rsid="002f4872"/>
    </style:style>
    <style:style style:name="P55" style:family="paragraph" style:parent-style-name="Heading_20_2">
      <style:text-properties officeooo:paragraph-rsid="000b4682"/>
    </style:style>
    <style:style style:name="P56" style:family="paragraph" style:parent-style-name="Heading_20_2">
      <style:text-properties officeooo:paragraph-rsid="0016e43b"/>
    </style:style>
    <style:style style:name="P57" style:family="paragraph" style:parent-style-name="Heading_20_2">
      <style:text-properties officeooo:rsid="003b64c9" officeooo:paragraph-rsid="003b64c9"/>
    </style:style>
    <style:style style:name="P58" style:family="paragraph" style:parent-style-name="Heading_20_2">
      <style:text-properties style:font-name="Liberation Sans"/>
    </style:style>
    <style:style style:name="P59" style:family="paragraph" style:parent-style-name="Heading_20_2">
      <style:text-properties officeooo:paragraph-rsid="004d18c5"/>
    </style:style>
    <style:style style:name="P60" style:family="paragraph" style:parent-style-name="Preformatted_20_Text">
      <style:text-properties fo:font-size="8pt" style:font-size-asian="8pt" style:font-size-complex="8pt"/>
    </style:style>
    <style:style style:name="P61" style:family="paragraph" style:parent-style-name="Heading_20_3">
      <style:text-properties officeooo:paragraph-rsid="001a75a3"/>
    </style:style>
    <style:style style:name="P62" style:family="paragraph" style:parent-style-name="Table_20_Contents">
      <style:text-properties style:font-name="Liberation Sans1" fo:font-size="10pt" officeooo:rsid="0031ad2b" officeooo:paragraph-rsid="0031ad2b" style:font-size-asian="10.5pt"/>
    </style:style>
    <style:style style:name="P63" style:family="paragraph" style:parent-style-name="Table_20_Contents">
      <style:text-properties fo:color="#800000" style:font-name="Liberation Sans1" fo:font-size="10pt" fo:font-weight="bold" officeooo:paragraph-rsid="0031ad2b" style:font-size-asian="10.5pt" style:font-weight-asian="bold" style:font-weight-complex="bold"/>
    </style:style>
    <style:style style:name="P64" style:family="paragraph" style:parent-style-name="Table_20_Contents">
      <style:text-properties style:use-window-font-color="true" style:font-name="Liberation Sans1" fo:font-size="10pt" fo:font-weight="normal" officeooo:rsid="0046ed7a" officeooo:paragraph-rsid="0046ed7a" style:font-size-asian="10.5pt" style:font-weight-asian="normal" style:font-weight-complex="normal"/>
    </style:style>
    <style:style style:name="P6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6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057529"/>
    </style:style>
    <style:style style:name="T2" style:family="text">
      <style:text-properties officeooo:rsid="0006926b"/>
    </style:style>
    <style:style style:name="T3" style:family="text">
      <style:text-properties officeooo:rsid="0007deda"/>
    </style:style>
    <style:style style:name="T4" style:family="text">
      <style:text-properties officeooo:rsid="00086a43"/>
    </style:style>
    <style:style style:name="T5" style:family="text">
      <style:text-properties officeooo:rsid="00093b70"/>
    </style:style>
    <style:style style:name="T6" style:family="text">
      <style:text-properties fo:language="en" fo:country="US"/>
    </style:style>
    <style:style style:name="T7" style:family="text">
      <style:text-properties fo:language="en" fo:country="US" officeooo:rsid="0006926b"/>
    </style:style>
    <style:style style:name="T8" style:family="text">
      <style:text-properties fo:language="en" fo:country="US" officeooo:rsid="00289208"/>
    </style:style>
    <style:style style:name="T9" style:family="text">
      <style:text-properties fo:language="en" fo:country="US" officeooo:rsid="002929f5"/>
    </style:style>
    <style:style style:name="T10" style:family="text">
      <style:text-properties fo:language="en" fo:country="US" officeooo:rsid="0036362e"/>
    </style:style>
    <style:style style:name="T11" style:family="text">
      <style:text-properties fo:language="en" fo:country="US" officeooo:rsid="003756e7"/>
    </style:style>
    <style:style style:name="T12" style:family="text">
      <style:text-properties fo:language="en" fo:country="US" fo:font-style="italic" style:font-style-asian="italic" style:font-style-complex="italic"/>
    </style:style>
    <style:style style:name="T13" style:family="text">
      <style:text-properties officeooo:rsid="000ecd1a"/>
    </style:style>
    <style:style style:name="T14" style:family="text">
      <style:text-properties style:font-name="Liberation Sans"/>
    </style:style>
    <style:style style:name="T15" style:family="text">
      <style:text-properties style:font-name="Liberation Sans" fo:font-size="12pt" fo:language="en" fo:country="US" style:font-size-asian="12pt" style:font-size-complex="12pt"/>
    </style:style>
    <style:style style:name="T16" style:family="text">
      <style:text-properties style:font-name="Liberation Sans" fo:font-size="10pt" style:font-size-asian="10pt" style:font-size-complex="10pt"/>
    </style:style>
    <style:style style:name="T17" style:family="text">
      <style:text-properties style:font-name="Liberation Sans" fo:font-size="10pt" officeooo:rsid="000ecd1a" style:font-size-asian="10pt" style:font-size-complex="10pt"/>
    </style:style>
    <style:style style:name="T18" style:family="text">
      <style:text-properties style:font-name="Liberation Sans" fo:font-size="10pt" officeooo:rsid="0012245b" style:font-size-asian="10pt" style:font-size-complex="10pt"/>
    </style:style>
    <style:style style:name="T19" style:family="text">
      <style:text-properties style:font-name="Liberation Sans" fo:font-size="10pt" officeooo:rsid="00106e40" style:font-size-asian="10pt" style:font-size-complex="10pt"/>
    </style:style>
    <style:style style:name="T20" style:family="text">
      <style:text-properties style:font-name="Liberation Sans" fo:font-size="10pt" officeooo:rsid="00127764" style:font-size-asian="10pt" style:font-size-complex="10pt"/>
    </style:style>
    <style:style style:name="T21" style:family="text">
      <style:text-properties style:font-name="Liberation Sans" fo:font-size="10pt" officeooo:rsid="0013b4c4" style:font-size-asian="10pt" style:font-size-complex="10pt"/>
    </style:style>
    <style:style style:name="T22" style:family="text">
      <style:text-properties style:font-name="Liberation Sans" fo:font-size="10pt" officeooo:rsid="00149244" style:font-size-asian="10pt" style:font-size-complex="10pt"/>
    </style:style>
    <style:style style:name="T23" style:family="text">
      <style:text-properties officeooo:rsid="00106e40"/>
    </style:style>
    <style:style style:name="T24" style:family="text">
      <style:text-properties style:font-name="Liberation Mono" fo:font-size="10pt" officeooo:rsid="00106e40" style:font-size-asian="10pt" style:font-size-complex="10pt"/>
    </style:style>
    <style:style style:name="T25" style:family="text">
      <style:text-properties style:font-name="Liberation Mono" officeooo:rsid="001d353c"/>
    </style:style>
    <style:style style:name="T26" style:family="text">
      <style:text-properties officeooo:rsid="0016e43b"/>
    </style:style>
    <style:style style:name="T27" style:family="text">
      <style:text-properties officeooo:rsid="0018dd16"/>
    </style:style>
    <style:style style:name="T28" style:family="text">
      <style:text-properties officeooo:rsid="0019e3b9"/>
    </style:style>
    <style:style style:name="T29" style:family="text">
      <style:text-properties officeooo:rsid="001a75a3"/>
    </style:style>
    <style:style style:name="T30" style:family="text">
      <style:text-properties officeooo:rsid="001b2d91"/>
    </style:style>
    <style:style style:name="T31" style:family="text">
      <style:text-properties officeooo:rsid="001d353c"/>
    </style:style>
    <style:style style:name="T32" style:family="text">
      <style:text-properties officeooo:rsid="00209f20"/>
    </style:style>
    <style:style style:name="T33" style:family="text">
      <style:text-properties style:font-name="Calibri" fo:font-size="11pt"/>
    </style:style>
    <style:style style:name="T34" style:family="text">
      <style:text-properties style:font-name="Calibri" fo:font-size="11pt" fo:language="de" fo:country="DE"/>
    </style:style>
    <style:style style:name="T35" style:family="text">
      <style:text-properties style:font-name="Calibri" fo:font-size="11pt" fo:language="de" fo:country="DE" officeooo:rsid="00495a57"/>
    </style:style>
    <style:style style:name="T36" style:family="text">
      <style:text-properties style:font-name="Calibri" fo:font-size="11pt" officeooo:rsid="00495a57"/>
    </style:style>
    <style:style style:name="T37" style:family="text">
      <style:text-properties fo:font-size="11pt"/>
    </style:style>
    <style:style style:name="T38" style:family="text">
      <style:text-properties fo:font-size="11pt" officeooo:rsid="00495a57"/>
    </style:style>
    <style:style style:name="T39" style:family="text">
      <style:text-properties officeooo:rsid="002681c6"/>
    </style:style>
    <style:style style:name="T40" style:family="text">
      <style:text-properties officeooo:rsid="00289208"/>
    </style:style>
    <style:style style:name="T41" style:family="text">
      <style:text-properties officeooo:rsid="002be7a3"/>
    </style:style>
    <style:style style:name="T42" style:family="text">
      <style:text-properties officeooo:rsid="002f4872"/>
    </style:style>
    <style:style style:name="T43" style:family="text">
      <style:text-properties fo:font-size="20pt" style:font-size-asian="20pt" style:font-size-complex="20pt"/>
    </style:style>
    <style:style style:name="T44" style:family="text">
      <style:text-properties officeooo:rsid="0032686e"/>
    </style:style>
    <style:style style:name="T45" style:family="text">
      <style:text-properties officeooo:rsid="0036362e"/>
    </style:style>
    <style:style style:name="T46" style:family="text">
      <style:text-properties fo:font-style="italic" style:font-style-asian="italic" style:font-style-complex="italic"/>
    </style:style>
    <style:style style:name="T47" style:family="text">
      <style:text-properties officeooo:rsid="0038a2e1"/>
    </style:style>
    <style:style style:name="T48" style:family="text">
      <style:text-properties officeooo:rsid="003ca531"/>
    </style:style>
    <style:style style:name="T49" style:family="text">
      <style:text-properties officeooo:rsid="0041dc3a"/>
    </style:style>
    <style:style style:name="T50" style:family="text">
      <style:text-properties officeooo:rsid="0043535c"/>
    </style:style>
    <style:style style:name="T51" style:family="text">
      <style:text-properties officeooo:rsid="0045b7b3"/>
    </style:style>
    <style:style style:name="T52" style:family="text">
      <style:text-properties officeooo:rsid="00495a57"/>
    </style:style>
    <style:style style:name="T53" style:family="text">
      <style:text-properties officeooo:rsid="004d18c5"/>
    </style:style>
    <style:style style:name="T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pan text:style-name="T1">Zamro "Incremental Publishing/ICM v2"</text:span></text:p>
      <text:p text:style-name="P54"><text:span text:style-name="T42">- </text:span><text:span text:style-name="T43">Data Load Improvements</text:span> <text:span text:style-name="T42">-</text:span></text:p>
      <text:p text:style-name="P20"/>
      <text:h text:style-name="P51" text:outline-level="1">Status Quo</text:h>
      <text:h text:style-name="P57" text:outline-level="2">Problem</text:h>
      <text:p text:style-name="P2">The current Zamro Data Load – Import to Edit Cluster and Replication to Live <text:span text:style-name="T3">Cluster – is based on a full import without support for deltas. In combination with a quite large number of products or product variants to be offered in the shop this leads to a range of problems in terms of performance and reliability.</text:span></text:p>
      <text:p text:style-name="P3">Moreover the current process is based on a collection of manual steps, to be triggered in specific order and to be checked for a specific outcome <text:span text:style-name="T5">or possible</text:span> problems. <text:span text:style-name="T4">So the current approach is rather complicated, time intense and error-prone.</text:span></text:p>
      <text:h text:style-name="Heading_20_2" text:outline-level="2">Numbers</text:h>
      <text:p text:style-name="P37">The full import is run every 45 to 60 days. After export from PIM it takes 7 to 10 days to process the export files and generate products with ZDPT.</text:p>
      <table:table table:name="Table1" table:style-name="Table1">
        <table:table-column table:style-name="Table1.A"/>
        <table:table-column table:style-name="Table1.B"/>
        <table:table-row>
          <table:table-cell table:style-name="Table1.A1" office:value-type="string">
            <text:p text:style-name="P62">Channels</text:p>
          </table:table-cell>
          <table:table-cell table:style-name="Table1.B1" office:value-type="string">
            <text:p text:style-name="P62">BE, NL <text:span text:style-name="T44">live</text:span>; DE in progress; additional channels planned</text:p>
          </table:table-cell>
        </table:table-row>
        <table:table-row>
          <table:table-cell table:style-name="Table1.A2" office:value-type="string">
            <text:p text:style-name="P62">Master Products</text:p>
          </table:table-cell>
          <table:table-cell table:style-name="Table1.B2" office:value-type="string">
            <text:p text:style-name="P64">~ 80.000</text:p>
          </table:table-cell>
        </table:table-row>
        <table:table-row>
          <table:table-cell table:style-name="Table1.A2" office:value-type="string">
            <text:p text:style-name="P62">Variations</text:p>
          </table:table-cell>
          <table:table-cell table:style-name="Table1.B2" office:value-type="string">
            <text:p text:style-name="P64">~ 500.000</text:p>
          </table:table-cell>
        </table:table-row>
        <table:table-row>
          <table:table-cell table:style-name="Table1.A2" office:value-type="string">
            <text:p text:style-name="P62">Prices</text:p>
          </table:table-cell>
          <table:table-cell table:style-name="Table1.B2" office:value-type="string">
            <text:p text:style-name="P63">?<office:annotation><dc:creator>Unknown Author</dc:creator><dc:date>2017-01-20T17:23:24.432000000</dc:date><text:p text:style-name="P65"><text:span text:style-name="T54">Find out + add missing numbers.</text:span></text:p></office:annotation></text:p>
          </table:table-cell>
        </table:table-row>
        <table:table-row>
          <table:table-cell table:style-name="Table1.A2" office:value-type="string">
            <text:p text:style-name="P62">Categories</text:p>
          </table:table-cell>
          <table:table-cell table:style-name="Table1.B2" office:value-type="string">
            <text:p text:style-name="P63">?</text:p>
          </table:table-cell>
        </table:table-row>
        <table:table-row>
          <table:table-cell table:style-name="Table1.A2" office:value-type="string">
            <text:p text:style-name="P62">...</text:p>
          </table:table-cell>
          <table:table-cell table:style-name="Table1.B2" office:value-type="string">
            <text:p text:style-name="P63">?</text:p>
          </table:table-cell>
        </table:table-row>
      </table:table>
      <text:h text:style-name="P57" text:outline-level="2">Import</text:h>
      <text:p text:style-name="P46">The <text:span text:style-name="T48">product </text:span>import logic has already been touched. No implicit Solr index updates are triggered. <text:span text:style-name="T48">The price list import is not touched and thus triggers cache updates and shows bad run-time performance.</text:span></text:p>
      <text:h text:style-name="Heading_20_2" text:outline-level="2">Replication</text:h>
      <text:p text:style-name="P38">All existing channels are replicated together in a single step. <text:span text:style-name="T51">Performance wise sticking with non-channel specific replication is not an issue.</text:span></text:p>
      <text:p text:style-name="P40"><text:span text:style-name="T44">The following replication groups are in use:</text:span></text:p>
      <text:list xml:id="list909925174207260590" text:style-name="L3">
        <text:list-item>
          <text:p text:style-name="P39">Products</text:p>
        </text:list-item>
        <text:list-item>
          <text:p text:style-name="P39">Product Prices</text:p>
        </text:list-item>
        <text:list-item>
          <text:p text:style-name="P39">Image References</text:p>
        </text:list-item>
        <text:list-item>
          <text:p text:style-name="P41">Content</text:p>
        </text:list-item>
        <text:list-item>
          <text:p text:style-name="P39">Search Indexes<office:annotation><dc:creator>Unknown Author</dc:creator><dc:date>2017-01-20T15:17:48.852000000</dc:date><text:p text:style-name="P65"><text:span text:style-name="T54">Find out more details regarding current replication:</text:span></text:p><text:p text:style-name="P65"><text:span text:style-name="T54">- replication groups</text:span></text:p><text:p text:style-name="P65"><text:span text:style-name="T54">- timings</text:span></text:p><text:p text:style-name="P65"><text:span text:style-name="T54">- possible improvements</text:span></text:p></office:annotation></text:p>
        </text:list-item>
      </text:list>
      <text:h text:style-name="P58" text:outline-level="2">Miscellaneous</text:h>
      <text:p text:style-name="P10"><text:span text:style-name="T52">Currently, ICM version </text:span>7.7.2.4 <text:span text:style-name="T52">is run. An u</text:span>pdate <text:span text:style-name="T52">to version</text:span> 7.7.3 <text:span text:style-name="T52">is planned.</text:span></text:p>
      <text:h text:style-name="P52" text:outline-level="1"><text:span text:style-name="T6">Objectives and Requirements</text:span></text:h>
      <text:h text:style-name="Heading_20_2" text:outline-level="2">Overview</text:h>
      <text:p text:style-name="P4"><text:span text:style-name="T6">Starting from the Status Quo described above drafting basic objectives is rather simple:</text:span></text:p>
      <text:list xml:id="list4825464651291314507" text:style-name="L1">
        <text:list-item>
          <text:p text:style-name="P5"><text:span text:style-name="T6">Automation of the overall data load process to a reasonable degree</text:span></text:p>
        </text:list-item>
        <text:list-item>
          <text:p text:style-name="P5"><text:span text:style-name="T6">Improve the currently seen performance of the data load</text:span></text:p>
        </text:list-item>
        <text:list-item>
          <text:p text:style-name="P5"><text:span text:style-name="T6">Reduce the risk of running into technical errors during data load</text:span></text:p>
        </text:list-item>
        <text:list-item>
          <text:p text:style-name="P19"><text:span text:style-name="T6">Memory management of Oracle data base is a known source of issues (to be addressed by </text:span><text:a xlink:type="simple" xlink:href="http://carrenza.com/" text:style-name="Internet_20_link" text:visited-style-name="Visited_20_Internet_20_Link">Carrenza</text:a><text:span text:style-name="T6">)</text:span></text:p>
        </text:list-item>
      </text:list>
      <text:h text:style-name="Heading_20_2" text:outline-level="2">Data Load Steps</text:h>
      <text:p text:style-name="P43"><text:span text:style-name="T45">The following steps are basically describing the target data load process:</text:span></text:p>
      <text:list xml:id="list5847777060973762468" text:style-name="L4">
        <text:list-item>
          <text:p text:style-name="P44">PIM Request to update Product Data</text:p>
        </text:list-item>
        <text:list-item>
          <text:p text:style-name="P42"><text:span text:style-name="T46">Source file generation through </text:span><text:a xlink:type="simple" xlink:href="https://zamrocom.atlassian.net/wiki/display/DEV/Zamro+Data+Processing+Tool+-+ZDPT" text:style-name="Internet_20_link" text:visited-style-name="Visited_20_Internet_20_Link"><text:span text:style-name="T46">ZDPT</text:span></text:a></text:p>
        </text:list-item>
        <text:list-item>
          <text:p text:style-name="P11"><text:span text:style-name="T6">File transfer to ICM Edit cluster</text:span></text:p>
        </text:list-item>
        <text:list-item>
          <text:p text:style-name="P11"><text:span text:style-name="T6">Processing of XML import files</text:span></text:p>
          <text:list>
            <text:list-item>
              <text:p text:style-name="P17"><text:span text:style-name="T6">Categories</text:span></text:p>
            </text:list-item>
            <text:list-item>
              <text:p text:style-name="P16"><text:span text:style-name="T6">Products</text:span></text:p>
            </text:list-item>
            <text:list-item>
              <text:p text:style-name="P16"><text:span text:style-name="T6">Prices</text:span></text:p>
            </text:list-item>
            <text:list-item>
              <text:p text:style-name="P16"><text:span text:style-name="T6">Attribute Groups</text:span></text:p>
            </text:list-item>
            <text:list-item>
              <text:p text:style-name="P16"><text:span text:style-name="T6">Solr Filters</text:span></text:p>
            </text:list-item>
          </text:list>
        </text:list-item>
        <text:list-item>
          <text:p text:style-name="P11"><text:span text:style-name="T6">Rebuild </text:span><text:a xlink:type="simple" xlink:href="https://lucene.apache.org/solr/" text:style-name="Internet_20_link" text:visited-style-name="Visited_20_Internet_20_Link">Solr</text:a><text:span text:style-name="T6"> Index</text:span></text:p>
        </text:list-item>
        <text:list-item>
          <text:p text:style-name="P11"><text:span text:style-name="T6">Clear caches</text:span></text:p>
        </text:list-item>
        <text:list-item>
          <text:p text:style-name="P12"><text:span text:style-name="T6">Check of update results on </text:span><text:span text:style-name="T10">ICM Edit cluster</text:span></text:p>
        </text:list-item>
        <text:list-item>
          <text:p text:style-name="P13"><text:span text:style-name="T10">R</text:span><text:span text:style-name="T6">eplication </text:span><text:span text:style-name="T11">to ICM Live cluster</text:span></text:p>
        </text:list-item>
        <text:list-item>
          <text:p text:style-name="P14"><text:span text:style-name="T6">Cache crawler</text:span></text:p>
        </text:list-item>
      </text:list>
      <text:p text:style-name="P15"><text:span text:style-name="T6">Steps shown in </text:span><text:span text:style-name="T12">italics</text:span><text:span text:style-name="T6"> are listed for the sake of completeness but are not in scope when discussing improvements in this document.</text:span></text:p>
      <text:h text:style-name="P52" text:outline-level="1"><text:span text:style-name="T6">Intershop Product Capabilities</text:span></text:h>
      <text:h text:style-name="P55" text:outline-level="2">Automation</text:h>
      <text:p text:style-name="P6">A typical mechanism put into place when reducing the amount of manual steps to be executed during data load or similar activities is the use of <text:a xlink:type="simple" xlink:href="https://support.intershop.com/kb/index.php/Display/2784F3" text:style-name="Internet_20_link" text:visited-style-name="Visited_20_Internet_20_Link">Process Chains</text:a>. While these chains don’t offer any import specific functionality they offer a good foundation with regards to automation in general. Thus development keeps focused on actual data load topics instead of designing an automation framework.</text:p>
      <text:p text:style-name="P18">Common problems with the use of process chains arise from the fact that it is often difficult to reliably detect errors at specific steps during execution. This is because a chain step can be any <text:span text:style-name="T50">snippet</text:span> of functionality represented by a job or a pipeline rep<text:span text:style-name="T50">orting</text:span> an error as <text:span text:style-name="T50">a simple </text:span>error log entry, <text:span text:style-name="T50">an </text:span>exception being thrown, a pipeline return value, a job configuration attribute changed and so on. In addition the steps are often executed in parallel. The execution of two steps can happen on the same or two different machines –<text:span text:style-name="T49"> independently from the question of serial or parallel execution mode. Therefore, a problem might be visible during a specific run while not occurring during another process chain run.</text:span></text:p>
      <text:p text:style-name="P60"><text:span text:style-name="Source_20_Text"><text:span text:style-name="T6"><office:annotation><dc:creator>Unknown Author</dc:creator><dc:date>2017-01-19T17:55:17.887000000</dc:date><text:p text:style-name="P65"><text:span text:style-name="T54">Insert example chain XML here.</text:span></text:p></office:annotation></text:span></text:span></text:p>
      <text:p text:style-name="P47"/>
      <text:p text:style-name="P48">Usage of ICM offered process chains is only one thinkable scenario. It is also possible to offer only some kind of interface to the steps to be executed on ICM side in order to trigger actual execution from some external scheduling or maintenance system: Cron, Jenkins. However, there should be some good reason for investing extra implementation effort here.</text:p>
      <text:h text:style-name="Heading_20_2" text:outline-level="2">Import Modes</text:h>
      <text:h text:style-name="Heading_20_3" text:outline-level="3">Available Import Modes</text:h>
      <text:p text:style-name="P24"><text:span text:style-name="T17">The following </text:span><text:a xlink:type="simple" xlink:href="https://support.intershop.com/kb/index.php/Display/235S08" text:style-name="Internet_20_link" text:visited-style-name="Visited_20_Internet_20_Link"><text:span text:style-name="T17">import modes</text:span></text:a><text:span text:style-name="T17"> are available in Intershop Commerce Management. </text:span><text:span text:style-name="T19">While Product and Category imports are supporting all listed modes other imports typically do only support a reasonable subset.</text:span></text:p>
      <text:h text:style-name="Heading_20_4" text:outline-level="4">Update</text:h>
      <text:p text:style-name="P28"><text:span text:style-name="T17">Updates existing objects and creates records for new objects. </text:span>Attributes and objects that do not exist in the import file are kept untouched.</text:p>
      <text:h text:style-name="Heading_20_4" text:outline-level="4">Replace</text:h>
      <text:p text:style-name="P28"><text:span text:style-name="T17">Replaces </text:span><text:span text:style-name="T18">all data at </text:span><text:span text:style-name="T17">existing object</text:span><text:span text:style-name="T18">s</text:span><text:span text:style-name="T17"> and creates records for new objects. </text:span>Attributes and objects that do not exist in the import file will be removed. </text:p>
      <text:h text:style-name="Heading_20_4" text:outline-level="4">I<text:span text:style-name="T13">gnore</text:span></text:h>
      <text:p text:style-name="P8">Ignores all objects that already exist in the database; creates records only for new objects and adds them to the database. For example, if a product is specified in the import source and the product is found in the database by the import/export service, it isn’t modified.</text:p>
      <text:h text:style-name="Heading_20_4" text:outline-level="4">Delete</text:h>
      <text:p text:style-name="P9">Deletes the specified objects from the database.</text:p>
      <text:h text:style-name="Heading_20_4" text:outline-level="4">Initial</text:h>
      <text:p text:style-name="P23"><text:span text:style-name="T17">Performs no database query to find existing objects. This provides for a quick import but causes an error whenever an object is imported that already exists. </text:span>This mode is generally used during the DBInit process.</text:p>
      <text:h text:style-name="Heading_20_4" text:outline-level="4">Omit</text:h>
      <text:p text:style-name="P7">Does <text:span text:style-name="T23">not store objects defined in the import source</text:span>. This can be useful for tests.</text:p>
      <text:h text:style-name="Heading_20_3" text:outline-level="3">Import Mode Selection</text:h>
      <text:p text:style-name="P25"><text:span text:style-name="T20">An import</text:span><text:span text:style-name="T19"> mode can be selected actively when using the back office import wizard or by defining the attribute </text:span><text:span text:style-name="T24">import-mode</text:span><text:span text:style-name="T19"> </text:span><text:span text:style-name="T20">at the respective </text:span>business object’s root tag <text:span text:style-name="T19">within the XML import source file. </text:span><text:span text:style-name="T21">The latter approach allows to</text:span><text:span text:style-name="T20"> </text:span><text:span text:style-name="T21">run</text:span><text:span text:style-name="T20"> so called mixed mode imports by defining different import modes for the </text:span><text:span text:style-name="T21">individual</text:span><text:span text:style-name="T20"> objects </text:span><text:span text:style-name="T21">defined in the source</text:span><text:span text:style-name="T20">. </text:span><text:span text:style-name="T21">Moreover, it is possible to define separate modes at some of the business object’s child tags. For example, a product can be imported in update mode while its category assignments are imported in replace mode at the same time </text:span><text:span text:style-name="T22">in order </text:span><text:span text:style-name="T21">to remove outdated assignments to categories as well. </text:span><text:span text:style-name="T22">The values of </text:span><text:span text:style-name="T19">attribute </text:span><text:span text:style-name="T24">import-mode</text:span><text:span text:style-name="T19"> </text:span><text:span text:style-name="T22">need to be specified in uppercase. Please check the respective schema definition for further details.</text:span></text:p>
      <text:h text:style-name="P56" text:outline-level="2"><text:span text:style-name="T26">Product Sharing</text:span></text:h>
      <text:p text:style-name="P29"><text:span text:style-name="T27">The basic idea of </text:span><text:a xlink:type="simple" xlink:href="https://support.intershop.com/kb/index.php/Display/26U127" text:style-name="Internet_20_link" text:visited-style-name="Visited_20_Internet_20_Link">product sharing</text:a> <text:span text:style-name="T27">is </text:span>to import products <text:span text:style-name="T27">physically </text:span>to a single master repository and <text:span text:style-name="T27">than distribute these products down to an arbitrary number of channel repositories in term of visibility. Sharing products results in less import XML data, a smaller product table in the data base and as a result also improved replication performance. Moreover, from a shop manager perspective it can often be helpful to be able to update product data at a single place and have the result visible at all channels provided to the customers.</text:span></text:p>
      <text:p text:style-name="P31">Of course there are situations where not every product or product attribute should <text:span text:style-name="T29">be visible or </text:span>look exactly the same in <text:span text:style-name="T29">all available</text:span> channels. <text:span text:style-name="T28">Fortunately, the product sharing mechanism takes care of these real world requirements. It actually offers a lot of flexibility.</text:span></text:p>
      <text:h text:style-name="Heading_20_3" text:outline-level="3">Outbound Product Sharing</text:h>
      <text:p text:style-name="P22">Outbound product sharing <text:span text:style-name="T29">allows the </text:span>selection of the target channels and the products to be shared <text:span text:style-name="T29">into</text:span> these channels performed at the source <text:span text:style-name="T29">or </text:span>master repository. The sharing direction is from the <text:span text:style-name="T29">master</text:span> repository to several <text:span text:style-name="T29">channel</text:span> repositories. This process shares <text:span text:style-name="T29">all or all </text:span>selected products of the source domain with the channels selected as target domains. <text:span text:style-name="T30">The availability of Sharing Groups allows the organization of complex sharing scenarios using manual or rule-based product selection.</text:span></text:p>
      <text:h text:style-name="P61" text:outline-level="3"><text:span text:style-name="T29">In</text:span>bound Product Sharing</text:h>
      <text:p text:style-name="P26"><text:span text:style-name="T29">In addition the outbound sharing described above the Intershop Commerce Management allows to </text:span>select certain products shared <text:span text:style-name="T30">through</text:span> <text:span text:style-name="T29">a master</text:span> repository to be activated for <text:span text:style-name="T29">a specific</text:span> channel (which is the target domain of the sharing relation). By default, the inbound product sharing selects all <text:span text:style-name="T29">outbound </text:span>shared products as active <text:span text:style-name="T29">or </text:span>visible in the <text:span text:style-name="T29">respective</text:span> channel. The sharing direction is from the <text:span text:style-name="T30">channel</text:span> repository to the <text:span text:style-name="T30">master</text:span> repository. This mechanism activates <text:span text:style-name="T30">all or all selected p</text:span>roducts of the source domain for the channel <text:span text:style-name="T30">at hand</text:span>.</text:p>
      <text:h text:style-name="Heading_20_3" text:outline-level="3">Derived Products</text:h>
      <text:p text:style-name="P32">While the previous sections described how to hide or activate selected products for specific channels the sharing mechanism is also offering granularity down to the product level itself. <text:span text:style-name="T31">The product made visible in a channel can be adjusted on channel level to fit specific needs. The availability of so called derived products allows to define a delta to the product existing on master repository level. So for example, if the product on master repository level owns a custom attribute </text:span><text:span text:style-name="T25">guarantee period</text:span><text:span text:style-name="T31"> containing a value 6 the attribute is also visible on channel level, but can be overridden to contain a value of 12 at a specific channel.</text:span></text:p>
      <text:h text:style-name="Heading_20_3" text:outline-level="3">Product Assignments</text:h>
      <text:p text:style-name="P33">A product does usually not live in empty space. It is defined in many ways by its relation to additional objects. It can be part of a classification category, multiple navigation categories, comes with several images, prices and so on. On a technical level all these relations are defined through assignment tables or similar means. Therefore, all these relations exist independently from the product sharing approach. In other words, a product shared down into two channels can have totally or partly different prices, images, category assignments per channel if required. <text:span text:style-name="T32">Nonetheless,</text:span> it can also share relations defined on master repository level. The details are specific <text:span text:style-name="T32">for different types of relations due to varying business needs or technical reasons.</text:span></text:p>
      <text:h text:style-name="P53" text:outline-level="1"><text:span text:style-name="T6">Best Practices –</text:span><text:span text:style-name="T7"> O</text:span><text:span text:style-name="T6">ther Customers</text:span></text:h>
      <text:p text:style-name="P30"><text:span text:style-name="T6"><office:annotation><dc:creator>Unknown Author</dc:creator><dc:date>2017-01-20T12:56:46.338000000</dc:date><text:p text:style-name="P65"><text:span text:style-name="T54">Add information on Würth, Indi</text:span></text:p><text:p text:style-name="P65"><text:span text:style-name="T54">- How do they do the imports?</text:span></text:p><text:p text:style-name="P65"><text:span text:style-name="T54">- How many products?</text:span></text:p><text:p text:style-name="P65"><text:span text:style-name="T54">- How do they manage?</text:span></text:p></office:annotation></text:span></text:p>
      <text:h text:style-name="P51" text:outline-level="1">Solution Proposals</text:h>
      <text:h text:style-name="Heading_20_2" text:outline-level="2"><text:span text:style-name="T53">Process </text:span>Automation</text:h>
      <text:h text:style-name="Heading_20_3" text:outline-level="3">File Transfer</text:h>
      <text:p text:style-name="P34">According to earlier conversation there are no specific limitations so far regarding the import file transfer approach beside the aim that transfer should happen in a secured manner. <text:span text:style-name="T39">So if file transfer between </text:span><text:a xlink:type="simple" xlink:href="https://zamrocom.atlassian.net/wiki/display/DEV/Zamro+Data+Processing+Tool+-+ZDPT" text:style-name="Internet_20_link" text:visited-style-name="Visited_20_Internet_20_Link"><text:span text:style-name="T39">ZDPT</text:span></text:a><text:span text:style-name="T39"> and ICM happens through public internet lines we need to have SSL in place – for example SFTP or tunnel. If communication doesn’t leave the company intranet a regular FTP or rsync might be sufficient.</text:span></text:p>
      <text:p text:style-name="P34"><office:annotation><dc:creator>Unknown Author</dc:creator><dc:date>2017-01-20T13:31:33.612000000</dc:date><text:p text:style-name="P65"><text:span text:style-name="T54">Find out whether communication is through internet or intranet.</text:span></text:p></office:annotation></text:p>
      <text:p text:style-name="P27">Another <text:span text:style-name="T40">topic is the direction of file transfers. Both, push and pull is possible. In the end a pull approach looks slightly more reasonable due to the fact that the ICM environment doing the import naturally knows best when to do which file transfer. The source environment again simply provides the files for download at the moment where it is able to do so.</text:span><text:span text:style-name="T8"> </text:span><text:span text:style-name="T9">Moreover, the pull approach keeps the file server away from the ICM machines which might be closer to public internet than the ZDPT machines.</text:span></text:p>
      <text:p text:style-name="P27"><text:span text:style-name="T9"><office:annotation><dc:creator>Unknown Author</dc:creator><dc:date>2017-01-20T14:08:14.439000000</dc:date><text:p text:style-name="P65"><text:span text:style-name="T54">Add more file transfer details:</text:span></text:p><text:p text:style-name="P65"><text:span text:style-name="T54">- full vs. delta imports</text:span></text:p><text:p text:style-name="P65"><text:span text:style-name="T54">- naming conventions</text:span></text:p><text:p text:style-name="P65"><text:span text:style-name="T54">- multiple files</text:span></text:p><text:p text:style-name="P65"><text:span text:style-name="T54">- confirm success, deletion</text:span></text:p></office:annotation></text:span></text:p>
      <text:h text:style-name="Heading_20_3" text:outline-level="3">Update Review</text:h>
      <text:p text:style-name="P36">While large parts of the data load process from ZDPT up to ICM Live cluster should ideally happen without need for human interference there is one exception: A review of the latest changes applied to ICM Edit cluster should be done before a replication to the Live cluster is triggered. Omitting such a step would basically counteract the core idea of the Edit cluster being part of the data flow. <text:span text:style-name="T41">So we basically define two processes: import and replication. </text:span></text:p>
      <text:p text:style-name="P36"><text:span text:style-name="T41">The import process is scheduled while the replication process is triggered manually. A mail can be sent to a defined list recipients whenever the scheduled import part finished successful or did run into any issues. In case of unforeseen problems this would also allow to skip a specific replication or run a partial replication. Of course it is also thinkable to invert the review logic so that a replication is started at a defined point in time after the import as long as no flag has been raised to omit the replication.</text:span></text:p>
      <text:h text:style-name="P59" text:outline-level="2">Performance</text:h>
      <text:p text:style-name="P49"><office:annotation><dc:creator>Unknown Author</dc:creator><dc:date>2017-01-20T17:32:12.139000000</dc:date><text:p text:style-name="P65"><text:span text:style-name="T54">Add performance improvement proposals after checking status quo on machine level.</text:span></text:p></office:annotation></text:p>
      <text:h text:style-name="P59" text:outline-level="2"><text:span text:style-name="T53">Reliability</text:span></text:h>
      <text:p text:style-name="Text_20_body"><office:annotation><dc:creator>Unknown Author</dc:creator><dc:date>2017-01-20T17:32:58.990000000</dc:date><text:p text:style-name="P66"><text:span text:style-name="T55">Add reliability improvement proposals after checking status quo on machine level.</text:span></text:p></office:annotation></text:p>
      <text:h text:style-name="P51" text:outline-level="1">Effort Estimation</text:h>
      <text:p text:style-name="P1"><text:span text:style-name="T6"><office:annotation><dc:creator>Unknown Author</dc:creator><dc:date>2017-01-20T16:17:59.445000000</dc:date><text:p text:style-name="P65"><text:span text:style-name="T54">Add effort estimation once document is major.</text:span></text:p></office:annotation></text:span></text:p>
      <text:h text:style-name="P51" text:outline-level="1"><text:span text:style-name="T2">Open Questions</text:span></text:h>
      <text:h text:style-name="Heading_20_2" text:outline-level="2">D<text:span text:style-name="T47">irected to Zamro</text:span></text:h>
      <text:list xml:id="list9080551134962800654" text:style-name="L2">
        <text:list-item>
          <text:p text:style-name="P35"><text:span text:style-name="T6">Does import file transfer happen through intranet or public internet? Secure transfer on network or application layer?</text:span></text:p>
        </text:list-item>
      </text:list>
      <text:h text:style-name="Heading_20_2" text:outline-level="2">Directed to Intershop</text:h>
      <text:list xml:id="list2919907353245159695" text:style-name="L5">
        <text:list-item>
          <text:p text:style-name="P45">Is a server restart mandatory after updating Solr Filters in file system?</text:p>
        </text:list-item>
        <text:list-item>
          <text:p text:style-name="P45">How can updated Attribute Groups be imported other than running DBMigrate?</text:p>
        </text:list-item>
      </text:list>
      <text:p text:style-name="P21"/>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Mangal1" svg:font-family="Mangal"/>
    <style:font-face style:name="Times New Roman" svg:font-family="'Times New Roman', serif"/>
    <style:font-face style:name="Verdana" svg:font-family="Verdan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cm" fo:margin-bottom="0.21cm" loext:contextual-spacing="false" fo:text-align="center" style:justify-single-word="false" style:writing-mode="pag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5:54:43.849000000</meta:creation-date>
    <dc:date>2017-01-20T17:33:10.393000000</dc:date>
    <meta:editing-duration>PT21H13M18S</meta:editing-duration>
    <meta:editing-cycles>64</meta:editing-cycles>
    <meta:generator>LibreOffice/5.2.4.2$Windows_X86_64 LibreOffice_project/3d5603e1122f0f102b62521720ab13a38a4e0eb0</meta:generator>
    <meta:document-statistic meta:table-count="1" meta:image-count="0" meta:object-count="0" meta:page-count="1" meta:paragraph-count="114" meta:word-count="1912" meta:character-count="11648" meta:non-whitespace-character-count="9862"/>
  </office:meta>
</office:document-meta>
</file>